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619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6" style:family="table-cell" style:parent-style-name="Default" style:data-style-name="N3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9"/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1" style:family="table-cell" style:parent-style-name="Default" style:data-style-name="N100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17"/>
    <style:style style:name="ce48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onstanten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US</text:p>
          </table:table-cell>
          <table:table-cell table:formula="of:=SUM([$AlterstrukturUSA.B2:$AlterstrukturUSA.B19])" office:value-type="float" office:value="327167439" calcext:value-type="float">
            <text:p>327.167.439</text:p>
          </table:table-cell>
        </table:table-row>
      </table:table>
      <table:table table:name="Quelle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  <table:table-row table:style-name="ro1">
          <table:table-cell office:value-type="string" calcext:value-type="string">
            <text:p>US_3</text:p>
          </table:table-cell>
          <table:table-cell office:value-type="string" calcext:value-type="string">
            <text:p>https://covid.cdc.gov/covid-data-tracker/#demographics</text:p>
          </table:table-cell>
        </table:table-row>
      </table:table>
      <table:table table:name="Italy" table:style-name="ta1"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6" table:default-cell-style-name="Default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3"/>
        <table:table-column table:style-name="co6" table:default-cell-style-name="ce18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3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3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3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3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3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3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3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3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3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3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3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3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3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3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3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3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3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3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3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3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3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3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3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3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3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3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3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3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3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3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3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3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3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3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3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3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3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3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3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3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1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3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3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3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3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6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26"/>
        <table:table-column table:style-name="co12" table:default-cell-style-name="ce26"/>
        <table:table-column table:style-name="co1" table:default-cell-style-name="ce26"/>
        <table:table-column table:style-name="co13" table:default-cell-style-name="ce26"/>
        <table:table-column table:style-name="co1" table:number-columns-repeated="59" table:default-cell-style-name="ce26"/>
        <table:table-row table:style-name="ro1">
          <table:table-cell table:style-name="ce22" office:value-type="string" calcext:value-type="string">
            <text:p>Age Group</text:p>
          </table:table-cell>
          <table:table-cell table:style-name="ce22" office:value-type="string" calcext:value-type="string">
            <text:p>No. Cases</text:p>
          </table:table-cell>
          <table:table-cell table:style-name="ce22"/>
          <table:table-cell table:style-name="ce22" office:value-type="string" calcext:value-type="string">
            <text:p>No. Deaths</text:p>
          </table:table-cell>
          <table:table-cell table:style-name="ce22"/>
          <table:table-cell table:style-name="ce22" office:value-type="string" calcext:value-type="string">
            <text:p>CFR</text:p>
          </table:table-cell>
          <table:table-cell table:number-columns-repeated="3"/>
          <table:table-cell table:style-name="ce22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&lt;5</text:p>
          </table:table-cell>
          <table:table-cell table:style-name="ce27" office:value-type="float" office:value="15358" calcext:value-type="float">
            <text:p>15.358</text:p>
          </table:table-cell>
          <table:table-cell table:style-name="ce28" table:formula="of:=[.B2]/[.B$13]" office:value-type="percentage" office:value="0.0215686494806559" calcext:value-type="percentage">
            <text:p>2,16 %</text:p>
          </table:table-cell>
          <table:table-cell table:style-name="ce27" office:value-type="float" office:value="0" calcext:value-type="float">
            <text:p>0</text:p>
          </table:table-cell>
          <table:table-cell table:style-name="ce28" table:formula="of:=[.D2]/[.D$13]" office:value-type="percentage" office:value="0" calcext:value-type="percentage">
            <text:p>0,00 %</text:p>
          </table:table-cell>
          <table:table-cell table:style-name="ce30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5-17</text:p>
          </table:table-cell>
          <table:table-cell table:style-name="ce27" office:value-type="float" office:value="56913" calcext:value-type="float">
            <text:p>56.913</text:p>
          </table:table-cell>
          <table:table-cell table:style-name="ce28" table:formula="of:=[.B3]/[.B$13]" office:value-type="percentage" office:value="0.0799281513147916" calcext:value-type="percentage">
            <text:p>7,99 %</text:p>
          </table:table-cell>
          <table:table-cell table:style-name="ce27" office:value-type="float" office:value="3" calcext:value-type="float">
            <text:p>3</text:p>
          </table:table-cell>
          <table:table-cell table:style-name="ce28" table:formula="of:=[.D3]/[.D$13]" office:value-type="percentage" office:value="0.000231606577626805" calcext:value-type="percentage">
            <text:p>0,02 %</text:p>
          </table:table-cell>
          <table:table-cell table:style-name="ce30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18-34</text:p>
          </table:table-cell>
          <table:table-cell table:style-name="ce27" office:value-type="float" office:value="250420" calcext:value-type="float">
            <text:p>250.420</text:p>
          </table:table-cell>
          <table:table-cell table:style-name="ce28" table:formula="of:=[.B4]/[.B$13]" office:value-type="percentage" office:value="0.351687798082163" calcext:value-type="percentage">
            <text:p>35,17 %</text:p>
          </table:table-cell>
          <table:table-cell table:style-name="ce27" office:value-type="float" office:value="191" calcext:value-type="float">
            <text:p>191</text:p>
          </table:table-cell>
          <table:table-cell table:style-name="ce28" table:formula="of:=[.D4]/[.D$13]" office:value-type="percentage" office:value="0.0147456187755732" calcext:value-type="percentage">
            <text:p>1,47 %</text:p>
          </table:table-cell>
          <table:table-cell table:style-name="ce30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35-49</text:p>
          </table:table-cell>
          <table:table-cell table:style-name="ce27" office:value-type="float" office:value="177099" calcext:value-type="float">
            <text:p>177.099</text:p>
          </table:table-cell>
          <table:table-cell table:style-name="ce28" table:formula="of:=[.B5]/[.B$13]" office:value-type="percentage" office:value="0.24871638588193" calcext:value-type="percentage">
            <text:p>24,87 %</text:p>
          </table:table-cell>
          <table:table-cell table:style-name="ce27" office:value-type="float" office:value="741" calcext:value-type="float">
            <text:p>741</text:p>
          </table:table-cell>
          <table:table-cell table:style-name="ce28" table:formula="of:=[.D5]/[.D$13]" office:value-type="percentage" office:value="0.0572068246738207" calcext:value-type="percentage">
            <text:p>5,72 %</text:p>
          </table:table-cell>
          <table:table-cell table:style-name="ce30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50-59</text:p>
          </table:table-cell>
          <table:table-cell table:style-name="ce27" office:value-type="float" office:value="99137" calcext:value-type="float">
            <text:p>99.137</text:p>
          </table:table-cell>
          <table:table-cell table:style-name="ce28" table:formula="of:=[.B6]/[.B$13]" office:value-type="percentage" office:value="0.139227191272548" calcext:value-type="percentage">
            <text:p>13,92 %</text:p>
          </table:table-cell>
          <table:table-cell table:style-name="ce27" office:value-type="float" office:value="1339" calcext:value-type="float">
            <text:p>1.339</text:p>
          </table:table-cell>
          <table:table-cell table:style-name="ce28" table:formula="of:=[.D6]/[.D$13]" office:value-type="percentage" office:value="0.103373735814097" calcext:value-type="percentage">
            <text:p>10,34 %</text:p>
          </table:table-cell>
          <table:table-cell table:style-name="ce30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60-64</text:p>
          </table:table-cell>
          <table:table-cell table:style-name="ce27" office:value-type="float" office:value="35725" calcext:value-type="float">
            <text:p>35.725</text:p>
          </table:table-cell>
          <table:table-cell table:style-name="ce28" table:formula="of:=[.B7]/[.B$13]" office:value-type="percentage" office:value="0.0501718975580435" calcext:value-type="percentage">
            <text:p>5,02 %</text:p>
          </table:table-cell>
          <table:table-cell table:style-name="ce27" office:value-type="float" office:value="1063" calcext:value-type="float">
            <text:p>1.063</text:p>
          </table:table-cell>
          <table:table-cell table:style-name="ce28" table:formula="of:=[.D7]/[.D$13]" office:value-type="percentage" office:value="0.0820659306724311" calcext:value-type="percentage">
            <text:p>8,21 %</text:p>
          </table:table-cell>
          <table:table-cell table:style-name="ce30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65-69</text:p>
          </table:table-cell>
          <table:table-cell table:style-name="ce27" office:value-type="float" office:value="24617" calcext:value-type="float">
            <text:p>24.617</text:p>
          </table:table-cell>
          <table:table-cell table:style-name="ce28" table:formula="of:=[.B8]/[.B$13]" office:value-type="percentage" office:value="0.0345719132872318" calcext:value-type="percentage">
            <text:p>3,46 %</text:p>
          </table:table-cell>
          <table:table-cell table:style-name="ce27" office:value-type="float" office:value="1316" calcext:value-type="float">
            <text:p>1.316</text:p>
          </table:table-cell>
          <table:table-cell table:style-name="ce28" table:formula="of:=[.D8]/[.D$13]" office:value-type="percentage" office:value="0.101598085385625" calcext:value-type="percentage">
            <text:p>10,16 %</text:p>
          </table:table-cell>
          <table:table-cell table:style-name="ce30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70-74</text:p>
          </table:table-cell>
          <table:table-cell table:style-name="ce27" office:value-type="float" office:value="16983" calcext:value-type="float">
            <text:p>16.983</text:p>
          </table:table-cell>
          <table:table-cell table:style-name="ce28" table:formula="of:=[.B9]/[.B$13]" office:value-type="percentage" office:value="0.0238507861785375" calcext:value-type="percentage">
            <text:p>2,39 %</text:p>
          </table:table-cell>
          <table:table-cell table:style-name="ce27" office:value-type="float" office:value="1470" calcext:value-type="float">
            <text:p>1.470</text:p>
          </table:table-cell>
          <table:table-cell table:style-name="ce28" table:formula="of:=[.D9]/[.D$13]" office:value-type="percentage" office:value="0.113487223037134" calcext:value-type="percentage">
            <text:p>11,35 %</text:p>
          </table:table-cell>
          <table:table-cell table:style-name="ce30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75-79</text:p>
          </table:table-cell>
          <table:table-cell table:style-name="ce27" office:value-type="float" office:value="11794" calcext:value-type="float">
            <text:p>11.794</text:p>
          </table:table-cell>
          <table:table-cell table:style-name="ce28" table:formula="of:=[.B10]/[.B$13]" office:value-type="percentage" office:value="0.0165633970552712" calcext:value-type="percentage">
            <text:p>1,66 %</text:p>
          </table:table-cell>
          <table:table-cell table:style-name="ce27" office:value-type="float" office:value="1475" calcext:value-type="float">
            <text:p>1.475</text:p>
          </table:table-cell>
          <table:table-cell table:style-name="ce28" table:formula="of:=[.D10]/[.D$13]" office:value-type="percentage" office:value="0.113873233999846" calcext:value-type="percentage">
            <text:p>11,39 %</text:p>
          </table:table-cell>
          <table:table-cell table:style-name="ce30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4" office:value-type="string" calcext:value-type="string">
            <text:p>80+</text:p>
          </table:table-cell>
          <table:table-cell table:style-name="ce27" office:value-type="float" office:value="23117" calcext:value-type="float">
            <text:p>23.117</text:p>
          </table:table-cell>
          <table:table-cell table:style-name="ce28" table:formula="of:=[.B11]/[.B$13]" office:value-type="percentage" office:value="0.0324653255661103" calcext:value-type="percentage">
            <text:p>3,25 %</text:p>
          </table:table-cell>
          <table:table-cell table:style-name="ce27" office:value-type="float" office:value="5353" calcext:value-type="float">
            <text:p>5.353</text:p>
          </table:table-cell>
          <table:table-cell table:style-name="ce28" table:formula="of:=[.D11]/[.D$13]" office:value-type="percentage" office:value="0.413263336678762" calcext:value-type="percentage">
            <text:p>41,33 %</text:p>
          </table:table-cell>
          <table:table-cell table:style-name="ce30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24"/>
          <table:table-cell table:style-name="ce23" table:number-columns-repeated="5"/>
          <table:table-cell table:number-columns-repeated="49"/>
        </table:table-row>
        <table:table-row table:style-name="ro1">
          <table:table-cell table:style-name="ce23" office:value-type="string" calcext:value-type="string">
            <text:p>missing</text:p>
          </table:table-cell>
          <table:table-cell table:style-name="ce27" office:value-type="float" office:value="889" calcext:value-type="float">
            <text:p>889</text:p>
          </table:table-cell>
          <table:table-cell table:style-name="ce28" table:formula="of:=[.B12]/[.B$13]" office:value-type="percentage" office:value="0.001248504322718" calcext:value-type="percentage">
            <text:p>0,12 %</text:p>
          </table:table-cell>
          <table:table-cell table:style-name="ce27" office:value-type="float" office:value="2" calcext:value-type="float">
            <text:p>2</text:p>
          </table:table-cell>
          <table:table-cell table:style-name="ce28" table:formula="of:=[.D12]/[.D$13]" office:value-type="percentage" office:value="0.000154404385084536" calcext:value-type="percentage">
            <text:p>0,02 %</text:p>
          </table:table-cell>
          <table:table-cell table:style-name="ce30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7" office:value-type="float" office:value="712052" calcext:value-type="float">
            <text:p>712.052</text:p>
          </table:table-cell>
          <table:table-cell table:style-name="ce27"/>
          <table:table-cell table:style-name="ce27" office:value-type="float" office:value="12953" calcext:value-type="float">
            <text:p>12.953</text:p>
          </table:table-cell>
          <table:table-cell table:style-name="ce27"/>
          <table:table-cell table:style-name="ce30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3" table:number-columns-repeated="6"/>
          <table:table-cell table:number-columns-repeated="49"/>
        </table:table-row>
        <table:table-row table:style-name="ro1">
          <table:table-cell table:style-name="ce25" table:number-columns-repeated="3"/>
          <table:table-cell table:style-name="ce29" table:number-columns-repeated="2"/>
          <table:table-cell table:number-columns-repeated="59"/>
        </table:table-row>
        <table:table-row table:style-name="ro1" table:number-rows-repeated="25">
          <table:table-cell table:style-name="ce25" table:number-columns-repeated="5"/>
          <table:table-cell table:number-columns-repeated="59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S_2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4" table:default-cell-style-name="ce13"/>
        <table:table-row table:style-name="ro1">
          <table:table-cell table:style-name="ce14" office:value-type="string" calcext:value-type="string">
            <text:p>Age Group </text:p>
          </table:table-cell>
          <table:table-cell table:style-name="ce14" office:value-type="string" calcext:value-type="string">
            <text:p># Cases </text:p>
          </table:table-cell>
          <table:table-cell table:style-name="ce14" office:value-type="string" calcext:value-type="string">
            <text:p># Deaths</text:p>
          </table:table-cell>
          <table:table-cell table:style-name="ce16" office:value-type="string" calcext:value-type="string">
            <text:p>CFR</text:p>
          </table:table-cell>
        </table:table-row>
        <table:table-row table:style-name="ro1">
          <table:table-cell table:style-name="ce14" office:value-type="string" calcext:value-type="string">
            <text:p>0-5 </text:p>
          </table:table-cell>
          <table:table-cell table:style-name="ce15" office:value-type="float" office:value="968" calcext:value-type="float">
            <text:p>968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6-19 </text:p>
          </table:table-cell>
          <table:table-cell table:style-name="ce15" office:value-type="float" office:value="4724" calcext:value-type="float">
            <text:p>472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14" office:value-type="string" calcext:value-type="string">
            <text:p>20-29 </text:p>
          </table:table-cell>
          <table:table-cell table:style-name="ce15" office:value-type="float" office:value="10582" calcext:value-type="float">
            <text:p>10582</text:p>
          </table:table-cell>
          <table:table-cell table:style-name="ce15" office:value-type="float" office:value="2" calcext:value-type="float">
            <text:p>2</text:p>
          </table:table-cell>
          <table:table-cell table:style-name="ce31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14" office:value-type="string" calcext:value-type="string">
            <text:p>30-39 </text:p>
          </table:table-cell>
          <table:table-cell table:style-name="ce15" office:value-type="float" office:value="8503" calcext:value-type="float">
            <text:p>8503</text:p>
          </table:table-cell>
          <table:table-cell table:style-name="ce15" office:value-type="float" office:value="11" calcext:value-type="float">
            <text:p>11</text:p>
          </table:table-cell>
          <table:table-cell table:style-name="ce31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14" office:value-type="string" calcext:value-type="string">
            <text:p>40-49 </text:p>
          </table:table-cell>
          <table:table-cell table:style-name="ce15" office:value-type="float" office:value="6678" calcext:value-type="float">
            <text:p>6678</text:p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14" office:value-type="string" calcext:value-type="string">
            <text:p>50-59 </text:p>
          </table:table-cell>
          <table:table-cell table:style-name="ce15" office:value-type="float" office:value="5969" calcext:value-type="float">
            <text:p>5969</text:p>
          </table:table-cell>
          <table:table-cell table:style-name="ce15" office:value-type="float" office:value="79" calcext:value-type="float">
            <text:p>79</text:p>
          </table:table-cell>
          <table:table-cell table:style-name="ce31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14" office:value-type="string" calcext:value-type="string">
            <text:p>60-69 </text:p>
          </table:table-cell>
          <table:table-cell table:style-name="ce15" office:value-type="float" office:value="3472" calcext:value-type="float">
            <text:p>3472</text:p>
          </table:table-cell>
          <table:table-cell table:style-name="ce15" office:value-type="float" office:value="186" calcext:value-type="float">
            <text:p>186</text:p>
          </table:table-cell>
          <table:table-cell table:style-name="ce31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14" office:value-type="string" calcext:value-type="string">
            <text:p>70-79 </text:p>
          </table:table-cell>
          <table:table-cell table:style-name="ce15" office:value-type="float" office:value="1928" calcext:value-type="float">
            <text:p>1928</text:p>
          </table:table-cell>
          <table:table-cell table:style-name="ce15" office:value-type="float" office:value="292" calcext:value-type="float">
            <text:p>292</text:p>
          </table:table-cell>
          <table:table-cell table:style-name="ce31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14" office:value-type="string" calcext:value-type="string">
            <text:p>80-89 </text:p>
          </table:table-cell>
          <table:table-cell table:style-name="ce15" office:value-type="float" office:value="1702" calcext:value-type="float">
            <text:p>1702</text:p>
          </table:table-cell>
          <table:table-cell table:style-name="ce15" office:value-type="float" office:value="521" calcext:value-type="float">
            <text:p>521</text:p>
          </table:table-cell>
          <table:table-cell table:style-name="ce31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14" office:value-type="string" calcext:value-type="string">
            <text:p>90-99 </text:p>
          </table:table-cell>
          <table:table-cell table:style-name="ce15" office:value-type="float" office:value="889" calcext:value-type="float">
            <text:p>889</text:p>
          </table:table-cell>
          <table:table-cell table:style-name="ce15" office:value-type="float" office:value="397" calcext:value-type="float">
            <text:p>397</text:p>
          </table:table-cell>
          <table:table-cell table:style-name="ce31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30" calcext:value-type="float">
            <text:p>30</text:p>
          </table:table-cell>
          <table:table-cell table:style-name="ce31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14" office:value-type="string" calcext:value-type="string">
            <text:p>Unknown/missing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_3" table:style-name="ta1">
        <table:table-column table:style-name="co1" table:default-cell-style-name="Default"/>
        <table:table-column table:style-name="co15" table:default-cell-style-name="ce6"/>
        <table:table-column table:style-name="co15" table:default-cell-style-name="Default"/>
        <table:table-column table:style-name="co15" table:default-cell-style-name="ce6"/>
        <table:table-column table:style-name="co16" table:number-columns-repeated="2" table:default-cell-style-name="ce45"/>
        <table:table-column table:style-name="co6" table:default-cell-style-name="ce3"/>
        <table:table-column table:style-name="co1" table:number-columns-repeated="1017" table:default-cell-style-name="Default"/>
        <table:table-row table:style-name="ro3">
          <table:table-cell table:style-name="ce43" office:value-type="string" calcext:value-type="string">
            <text:p>AgeGroup</text:p>
          </table:table-cell>
          <table:table-cell table:style-name="ce43" office:value-type="string" calcext:value-type="string">
            <text:p>Cases</text:p>
          </table:table-cell>
          <table:table-cell table:style-name="ce43" office:value-type="string" calcext:value-type="string">
            <text:p>Deaths</text:p>
          </table:table-cell>
          <table:table-cell table:style-name="ce43" office:value-type="string" calcext:value-type="string">
            <text:p>People</text:p>
          </table:table-cell>
          <table:table-cell table:style-name="ce43" office:value-type="string" calcext:value-type="string">
            <text:p>Cases pro 100.000</text:p>
          </table:table-cell>
          <table:table-cell table:style-name="ce43" office:value-type="string" calcext:value-type="string">
            <text:p>Deaths pro 100.000</text:p>
          </table:table-cell>
          <table:table-cell table:style-name="ce43" office:value-type="string" calcext:value-type="string">
            <text:p>CFR</text:p>
          </table:table-cell>
          <table:table-cell table:style-name="ce43" table:number-columns-repeated="1017"/>
        </table:table-row>
        <table:table-row table:style-name="ro1">
          <table:table-cell office:value-type="string" calcext:value-type="string">
            <text:p>0 - 4</text:p>
          </table:table-cell>
          <table:table-cell office:value-type="float" office:value="96932" calcext:value-type="float">
            <text:p>96.932</text:p>
          </table:table-cell>
          <table:table-cell table:style-name="ce46" office:value-type="float" office:value="35" calcext:value-type="float">
            <text:p>35</text:p>
          </table:table-cell>
          <table:table-cell table:formula="of:=[$AlterstrukturUSA2.B2]" office:value-type="float" office:value="19646315" calcext:value-type="float">
            <text:p>19.646.315</text:p>
          </table:table-cell>
          <table:table-cell table:formula="of:=[.B2]/[.$D2]*100000" office:value-type="float" office:value="493.385146272978" calcext:value-type="float">
            <text:p>493,4</text:p>
          </table:table-cell>
          <table:table-cell table:formula="of:=[.C2]/[.$D2]*100000" office:value-type="float" office:value="0.178150457223148" calcext:value-type="float">
            <text:p>0,2</text:p>
          </table:table-cell>
          <table:table-cell table:formula="of:=[.C2]/[.B2]" office:value-type="percentage" office:value="0.000361077869021582" calcext:value-type="percentage">
            <text:p>0,04 %</text:p>
          </table:table-cell>
          <table:table-cell/>
          <table:table-cell table:style-name="ce48"/>
          <table:table-cell table:number-columns-repeated="1015"/>
        </table:table-row>
        <table:table-row table:style-name="ro1">
          <table:table-cell office:value-type="string" calcext:value-type="string">
            <text:p>5 - 17</text:p>
          </table:table-cell>
          <table:table-cell office:value-type="float" office:value="358797" calcext:value-type="float">
            <text:p>358.797</text:p>
          </table:table-cell>
          <table:table-cell office:value-type="float" office:value="59" calcext:value-type="float">
            <text:p>59</text:p>
          </table:table-cell>
          <table:table-cell table:formula="of:=[$AlterstrukturUSA2.B3]" office:value-type="float" office:value="54066118" calcext:value-type="float">
            <text:p>54.066.118</text:p>
          </table:table-cell>
          <table:table-cell table:formula="of:=[.B3]/[.$D3]*100000" office:value-type="float" office:value="663.626339882586" calcext:value-type="float">
            <text:p>663,6</text:p>
          </table:table-cell>
          <table:table-cell table:formula="of:=[.C3]/[.$D3]*100000" office:value-type="float" office:value="0.109125645011169" calcext:value-type="float">
            <text:p>0,1</text:p>
          </table:table-cell>
          <table:table-cell table:formula="of:=[.C3]/[.B3]" office:value-type="percentage" office:value="0.000164438387166002" calcext:value-type="percentage">
            <text:p>0,02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 - 29</text:p>
          </table:table-cell>
          <table:table-cell office:value-type="float" office:value="1253925" calcext:value-type="float">
            <text:p>1.253.925</text:p>
          </table:table-cell>
          <table:table-cell office:value-type="float" office:value="809" calcext:value-type="float">
            <text:p>809</text:p>
          </table:table-cell>
          <table:table-cell table:formula="of:=[$AlterstrukturUSA2.B4]" office:value-type="float" office:value="53616861" calcext:value-type="float">
            <text:p>53.616.861</text:p>
          </table:table-cell>
          <table:table-cell table:formula="of:=[.B4]/[.$D4]*100000" office:value-type="float" office:value="2338.67663382979" calcext:value-type="float">
            <text:p>2.338,7</text:p>
          </table:table-cell>
          <table:table-cell table:formula="of:=[.C4]/[.$D4]*100000" office:value-type="float" office:value="1.50885371674407" calcext:value-type="float">
            <text:p>1,5</text:p>
          </table:table-cell>
          <table:table-cell table:formula="of:=[.C4]/[.B4]" office:value-type="percentage" office:value="0.00064517415315908" calcext:value-type="percentage">
            <text:p>0,06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- 39</text:p>
          </table:table-cell>
          <table:table-cell office:value-type="float" office:value="883320" calcext:value-type="float">
            <text:p>883.320</text:p>
          </table:table-cell>
          <table:table-cell office:value-type="float" office:value="2008" calcext:value-type="float">
            <text:p>2008</text:p>
          </table:table-cell>
          <table:table-cell table:formula="of:=[$AlterstrukturUSA2.B5]" office:value-type="float" office:value="43595274" calcext:value-type="float">
            <text:p>43.595.274</text:p>
          </table:table-cell>
          <table:table-cell table:formula="of:=[.B5]/[.$D5]*100000" office:value-type="float" office:value="2026.18292982859" calcext:value-type="float">
            <text:p>2.026,2</text:p>
          </table:table-cell>
          <table:table-cell table:formula="of:=[.C5]/[.$D5]*100000" office:value-type="float" office:value="4.60600385261944" calcext:value-type="float">
            <text:p>4,6</text:p>
          </table:table-cell>
          <table:table-cell table:formula="of:=[.C5]/[.B5]" office:value-type="percentage" office:value="0.00227324186025449" calcext:value-type="percentage">
            <text:p>0,23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- 49</text:p>
          </table:table-cell>
          <table:table-cell office:value-type="float" office:value="809543" calcext:value-type="float">
            <text:p>809.543</text:p>
          </table:table-cell>
          <table:table-cell office:value-type="float" office:value="4831" calcext:value-type="float">
            <text:p>4831</text:p>
          </table:table-cell>
          <table:table-cell table:formula="of:=[$AlterstrukturUSA2.B6]" office:value-type="float" office:value="40660591" calcext:value-type="float">
            <text:p>40.660.591</text:p>
          </table:table-cell>
          <table:table-cell table:formula="of:=[.B6]/[.$D6]*100000" office:value-type="float" office:value="1990.97696341895" calcext:value-type="float">
            <text:p>1.991,0</text:p>
          </table:table-cell>
          <table:table-cell table:formula="of:=[.C6]/[.$D6]*100000" office:value-type="float" office:value="11.8812832799208" calcext:value-type="float">
            <text:p>11,9</text:p>
          </table:table-cell>
          <table:table-cell table:formula="of:=[.C6]/[.B6]" office:value-type="percentage" office:value="0.00596756441597296" calcext:value-type="percentage">
            <text:p>0,60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- 64</text:p>
          </table:table-cell>
          <table:table-cell office:value-type="float" office:value="1089349" calcext:value-type="float">
            <text:p>1.089.349</text:p>
          </table:table-cell>
          <table:table-cell office:value-type="float" office:value="23476" calcext:value-type="float">
            <text:p>23476</text:p>
          </table:table-cell>
          <table:table-cell table:formula="of:=[$AlterstrukturUSA2.B7]" office:value-type="float" office:value="63159166" calcext:value-type="float">
            <text:p>63.159.166</text:p>
          </table:table-cell>
          <table:table-cell table:formula="of:=[.B7]/[.$D7]*100000" office:value-type="float" office:value="1724.76786663079" calcext:value-type="float">
            <text:p>1.724,8</text:p>
          </table:table-cell>
          <table:table-cell table:formula="of:=[.C7]/[.$D7]*100000" office:value-type="float" office:value="37.1695851715331" calcext:value-type="float">
            <text:p>37,2</text:p>
          </table:table-cell>
          <table:table-cell table:formula="of:=[.C7]/[.B7]" office:value-type="percentage" office:value="0.02155048565703" calcext:value-type="percentage">
            <text:p>2,16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 - 74</text:p>
          </table:table-cell>
          <table:table-cell office:value-type="float" office:value="399538" calcext:value-type="float">
            <text:p>399.538</text:p>
          </table:table-cell>
          <table:table-cell office:value-type="float" office:value="31739" calcext:value-type="float">
            <text:p>31739</text:p>
          </table:table-cell>
          <table:table-cell table:formula="of:=[$AlterstrukturUSA2.B8]" office:value-type="float" office:value="30571313" calcext:value-type="float">
            <text:p>30.571.313</text:p>
          </table:table-cell>
          <table:table-cell table:formula="of:=[.B8]/[.$D8]*100000" office:value-type="float" office:value="1306.90494058924" calcext:value-type="float">
            <text:p>1.306,9</text:p>
          </table:table-cell>
          <table:table-cell table:formula="of:=[.C8]/[.$D8]*100000" office:value-type="float" office:value="103.81955135522" calcext:value-type="float">
            <text:p>103,8</text:p>
          </table:table-cell>
          <table:table-cell table:formula="of:=[.C8]/[.B8]" office:value-type="percentage" office:value="0.0794392523364486" calcext:value-type="percentage">
            <text:p>7,94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 - 84</text:p>
          </table:table-cell>
          <table:table-cell office:value-type="float" office:value="227728" calcext:value-type="float">
            <text:p>227.728</text:p>
          </table:table-cell>
          <table:table-cell office:value-type="float" office:value="39762" calcext:value-type="float">
            <text:p>39762</text:p>
          </table:table-cell>
          <table:table-cell table:formula="of:=[$AlterstrukturUSA2.B9]" office:value-type="float" office:value="15547953" calcext:value-type="float">
            <text:p>15.547.953</text:p>
          </table:table-cell>
          <table:table-cell table:formula="of:=[.B9]/[.$D9]*100000" office:value-type="float" office:value="1464.68155647242" calcext:value-type="float">
            <text:p>1.464,7</text:p>
          </table:table-cell>
          <table:table-cell table:formula="of:=[.C9]/[.$D9]*100000" office:value-type="float" office:value="255.73784536138" calcext:value-type="float">
            <text:p>255,7</text:p>
          </table:table-cell>
          <table:table-cell table:formula="of:=[.C9]/[.B9]" office:value-type="percentage" office:value="0.174603035199888" calcext:value-type="percentage">
            <text:p>17,46 %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85+</text:p>
          </table:table-cell>
          <table:table-cell office:value-type="float" office:value="168569" calcext:value-type="float">
            <text:p>168.569</text:p>
          </table:table-cell>
          <table:table-cell office:value-type="float" office:value="47667" calcext:value-type="float">
            <text:p>47667</text:p>
          </table:table-cell>
          <table:table-cell table:formula="of:=[$AlterstrukturUSA2.B10]" office:value-type="float" office:value="6303848" calcext:value-type="float">
            <text:p>6.303.848</text:p>
          </table:table-cell>
          <table:table-cell table:formula="of:=[.B10]/[.$D10]*100000" office:value-type="float" office:value="2674.06511070698" calcext:value-type="float">
            <text:p>2.674,1</text:p>
          </table:table-cell>
          <table:table-cell table:formula="of:=[.C10]/[.$D10]*100000" office:value-type="float" office:value="756.157191607412" calcext:value-type="float">
            <text:p>756,2</text:p>
          </table:table-cell>
          <table:table-cell table:formula="of:=[.C10]/[.B10]" office:value-type="percentage" office:value="0.282774412851711" calcext:value-type="percentage">
            <text:p>28,28 %</text:p>
          </table:table-cell>
          <table:table-cell table:number-columns-repeated="1017"/>
        </table:table-row>
      </table:table>
      <table:table table:name="AlterstrukturUSA" table:style-name="ta1">
        <table:table-column table:style-name="co17" table:default-cell-style-name="Default"/>
        <table:table-column table:style-name="co1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Under 5 years</text:p>
          </table:table-cell>
          <table:table-cell office:value-type="float" office:value="19646315" calcext:value-type="float">
            <text:p>19.646.315</text:p>
          </table:table-cell>
          <table:table-cell/>
        </table:table-row>
        <table:table-row table:style-name="ro1">
          <table:table-cell office:value-type="string" calcext:value-type="string">
            <text:p>5 to 9 years</text:p>
          </table:table-cell>
          <table:table-cell office:value-type="float" office:value="19805900" calcext:value-type="float">
            <text:p>19.805.900</text:p>
          </table:table-cell>
          <table:table-cell/>
        </table:table-row>
        <table:table-row table:style-name="ro1">
          <table:table-cell office:value-type="string" calcext:value-type="string">
            <text:p>10 to 14 years</text:p>
          </table:table-cell>
          <table:table-cell office:value-type="float" office:value="21392922" calcext:value-type="float">
            <text:p>21.392.922</text:p>
          </table:table-cell>
          <table:table-cell/>
        </table:table-row>
        <table:table-row table:style-name="ro1">
          <table:table-cell office:value-type="string" calcext:value-type="string">
            <text:p>15 to 19 years</text:p>
          </table:table-cell>
          <table:table-cell office:value-type="float" office:value="21445493" calcext:value-type="float">
            <text:p>21.445.493</text:p>
          </table:table-cell>
          <table:table-cell/>
        </table:table-row>
        <table:table-row table:style-name="ro1">
          <table:table-cell office:value-type="string" calcext:value-type="string">
            <text:p>20 to 24 years</text:p>
          </table:table-cell>
          <table:table-cell office:value-type="float" office:value="21717962" calcext:value-type="float">
            <text:p>21.717.962</text:p>
          </table:table-cell>
          <table:table-cell/>
        </table:table-row>
        <table:table-row table:style-name="ro1">
          <table:table-cell office:value-type="string" calcext:value-type="string">
            <text:p>25 to 29 years</text:p>
          </table:table-cell>
          <table:table-cell office:value-type="float" office:value="23320702" calcext:value-type="float">
            <text:p>23.320.702</text:p>
          </table:table-cell>
          <table:table-cell/>
        </table:table-row>
        <table:table-row table:style-name="ro1">
          <table:table-cell office:value-type="string" calcext:value-type="string">
            <text:p>30 to 34 years</text:p>
          </table:table-cell>
          <table:table-cell office:value-type="float" office:value="22023972" calcext:value-type="float">
            <text:p>22.023.972</text:p>
          </table:table-cell>
          <table:table-cell/>
        </table:table-row>
        <table:table-row table:style-name="ro1">
          <table:table-cell office:value-type="string" calcext:value-type="string">
            <text:p>35 to 39 years</text:p>
          </table:table-cell>
          <table:table-cell office:value-type="float" office:value="21571302" calcext:value-type="float">
            <text:p>21.571.302</text:p>
          </table:table-cell>
          <table:table-cell/>
        </table:table-row>
        <table:table-row table:style-name="ro1">
          <table:table-cell office:value-type="string" calcext:value-type="string">
            <text:p>40 to 44 years</text:p>
          </table:table-cell>
          <table:table-cell office:value-type="float" office:value="19927151" calcext:value-type="float">
            <text:p>19.927.151</text:p>
          </table:table-cell>
          <table:table-cell/>
        </table:table-row>
        <table:table-row table:style-name="ro1">
          <table:table-cell office:value-type="string" calcext:value-type="string">
            <text:p>45 to 49 years</text:p>
          </table:table-cell>
          <table:table-cell office:value-type="float" office:value="20733440" calcext:value-type="float">
            <text:p>20.733.440</text:p>
          </table:table-cell>
          <table:table-cell table:style-name="ce6"/>
        </table:table-row>
        <table:table-row table:style-name="ro1">
          <table:table-cell office:value-type="string" calcext:value-type="string">
            <text:p>50 to 54 years</text:p>
          </table:table-cell>
          <table:table-cell office:value-type="float" office:value="20871804" calcext:value-type="float">
            <text:p>20.871.804</text:p>
          </table:table-cell>
          <table:table-cell/>
        </table:table-row>
        <table:table-row table:style-name="ro1">
          <table:table-cell office:value-type="string" calcext:value-type="string">
            <text:p>55 to 59 years</text:p>
          </table:table-cell>
          <table:table-cell office:value-type="float" office:value="21624541" calcext:value-type="float">
            <text:p>21.624.541</text:p>
          </table:table-cell>
          <table:table-cell/>
        </table:table-row>
        <table:table-row table:style-name="ro1">
          <table:table-cell office:value-type="string" calcext:value-type="string">
            <text:p>60 to 64 years</text:p>
          </table:table-cell>
          <table:table-cell office:value-type="float" office:value="20662821" calcext:value-type="float">
            <text:p>20.662.821</text:p>
          </table:table-cell>
          <table:table-cell/>
        </table:table-row>
        <table:table-row table:style-name="ro1">
          <table:table-cell office:value-type="string" calcext:value-type="string">
            <text:p>65 to 69 years</text:p>
          </table:table-cell>
          <table:table-cell office:value-type="float" office:value="17107288" calcext:value-type="float">
            <text:p>17.107.288</text:p>
          </table:table-cell>
          <table:table-cell/>
        </table:table-row>
        <table:table-row table:style-name="ro1">
          <table:table-cell office:value-type="string" calcext:value-type="string">
            <text:p>70 to 74 years</text:p>
          </table:table-cell>
          <table:table-cell office:value-type="float" office:value="13464025" calcext:value-type="float">
            <text:p>13.464.025</text:p>
          </table:table-cell>
          <table:table-cell/>
        </table:table-row>
        <table:table-row table:style-name="ro1">
          <table:table-cell office:value-type="string" calcext:value-type="string">
            <text:p>75 to 79 years</text:p>
          </table:table-cell>
          <table:table-cell office:value-type="float" office:value="9378512" calcext:value-type="float">
            <text:p>9.378.512</text:p>
          </table:table-cell>
          <table:table-cell/>
        </table:table-row>
        <table:table-row table:style-name="ro1">
          <table:table-cell office:value-type="string" calcext:value-type="string">
            <text:p>80 to 84 years</text:p>
          </table:table-cell>
          <table:table-cell office:value-type="float" office:value="6169441" calcext:value-type="float">
            <text:p>6.169.441</text:p>
          </table:table-cell>
          <table:table-cell/>
        </table:table-row>
        <table:table-row table:style-name="ro1">
          <table:table-cell office:value-type="string" calcext:value-type="string">
            <text:p>85 years and over</text:p>
          </table:table-cell>
          <table:table-cell office:value-type="float" office:value="6303848" calcext:value-type="float">
            <text:p>6.303.848</text:p>
          </table:table-cell>
          <table:table-cell/>
        </table:table-row>
      </table:table>
      <table:table table:name="AlterstrukturUSA2" table:style-name="ta1"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0 - 4</text:p>
          </table:table-cell>
          <table:table-cell table:formula="of:=[AlterstrukturUSA.B2]" office:value-type="float" office:value="19646315" calcext:value-type="float">
            <text:p>19.646.315</text:p>
          </table:table-cell>
        </table:table-row>
        <table:table-row table:style-name="ro1">
          <table:table-cell office:value-type="string" calcext:value-type="string">
            <text:p>5 - 17</text:p>
          </table:table-cell>
          <table:table-cell table:formula="of:=[AlterstrukturUSA.B3]+[AlterstrukturUSA.B4]+ROUND([AlterstrukturUSA.B5]*3/5)" office:value-type="float" office:value="54066118" calcext:value-type="float">
            <text:p>54.066.118</text:p>
          </table:table-cell>
        </table:table-row>
        <table:table-row table:style-name="ro1">
          <table:table-cell office:value-type="string" calcext:value-type="string">
            <text:p>18 - 29</text:p>
          </table:table-cell>
          <table:table-cell table:formula="of:=ROUND([AlterstrukturUSA.B5]*2/5)+[AlterstrukturUSA.B6]+[AlterstrukturUSA.B7]" office:value-type="float" office:value="53616861" calcext:value-type="float">
            <text:p>53.616.861</text:p>
          </table:table-cell>
        </table:table-row>
        <table:table-row table:style-name="ro1">
          <table:table-cell office:value-type="string" calcext:value-type="string">
            <text:p>30 - 39</text:p>
          </table:table-cell>
          <table:table-cell table:formula="of:=[AlterstrukturUSA.B8]+[AlterstrukturUSA.B9]" office:value-type="float" office:value="43595274" calcext:value-type="float">
            <text:p>43.595.274</text:p>
          </table:table-cell>
        </table:table-row>
        <table:table-row table:style-name="ro1">
          <table:table-cell office:value-type="string" calcext:value-type="string">
            <text:p>40 - 49</text:p>
          </table:table-cell>
          <table:table-cell table:formula="of:=[AlterstrukturUSA.B10]+[AlterstrukturUSA.B11]" office:value-type="float" office:value="40660591" calcext:value-type="float">
            <text:p>40.660.591</text:p>
          </table:table-cell>
        </table:table-row>
        <table:table-row table:style-name="ro1">
          <table:table-cell office:value-type="string" calcext:value-type="string">
            <text:p>50 - 64</text:p>
          </table:table-cell>
          <table:table-cell table:formula="of:=SUM([AlterstrukturUSA.B12:.B14])" office:value-type="float" office:value="63159166" calcext:value-type="float">
            <text:p>63.159.166</text:p>
          </table:table-cell>
        </table:table-row>
        <table:table-row table:style-name="ro1">
          <table:table-cell office:value-type="string" calcext:value-type="string">
            <text:p>65 - 74</text:p>
          </table:table-cell>
          <table:table-cell table:formula="of:=SUM([AlterstrukturUSA.B15:.B16])" office:value-type="float" office:value="30571313" calcext:value-type="float">
            <text:p>30.571.313</text:p>
          </table:table-cell>
        </table:table-row>
        <table:table-row table:style-name="ro1">
          <table:table-cell office:value-type="string" calcext:value-type="string">
            <text:p>75 - 84</text:p>
          </table:table-cell>
          <table:table-cell table:formula="of:=SUM([AlterstrukturUSA.B17:.B18])" office:value-type="float" office:value="15547953" calcext:value-type="float">
            <text:p>15.547.953</text:p>
          </table:table-cell>
        </table:table-row>
        <table:table-row table:style-name="ro1">
          <table:table-cell table:style-name="ce41" office:value-type="string" calcext:value-type="string">
            <text:p>85+</text:p>
          </table:table-cell>
          <table:table-cell table:formula="of:=[AlterstrukturUSA.B19]" office:value-type="float" office:value="6303848" calcext:value-type="float">
            <text:p>6.303.848</text:p>
          </table:table-cell>
        </table:table-row>
      </table:table>
      <table:named-expressions>
        <table:named-range table:name="BevUS" table:base-cell-address="$Konstanten.$B$1" table:cell-range-address="$Konstanten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 style:data-style-name="N2" text:time-value="20:47:40.8426534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0-07-19T12:57:05.769301631</meta:creation-date>
    <dc:date>2020-10-03T20:55:25.094902921</dc:date>
    <dc:creator>Thomas Arend</dc:creator>
    <meta:editing-duration>PT5H52M29S</meta:editing-duration>
    <meta:editing-cycles>19</meta:editing-cycles>
    <meta:generator>LibreOffice/7.0.1.2$Linux_X86_64 LibreOffice_project/00$Build-2</meta:generator>
    <meta:document-statistic meta:table-count="8" meta:cell-count="458" meta:object-count="0"/>
  </office:meta>
</office:document-meta>
</file>